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list-style-name="LFO1" style:family="paragraph">
      <style:paragraph-properties fo:break-before="page"/>
    </style:style>
    <style:style style:name="T2" style:parent-style-name="Hyperlink" style:family="text">
      <style:text-properties fo:language="en" fo:country="US"/>
    </style:style>
    <style:style style:name="P3" style:parent-style-name="Normal" style:list-style-name="LFO1" style:family="paragraph"/>
    <style:style style:name="T4" style:parent-style-name="Hyperlink" style:family="text">
      <style:text-properties fo:language="en" fo:country="US"/>
    </style:style>
    <style:style style:name="P5" style:parent-style-name="Normal" style:list-style-name="LFO1" style:family="paragraph"/>
    <style:style style:name="T6" style:parent-style-name="Hyperlink" style:family="text">
      <style:text-properties fo:language="en" fo:country="US"/>
    </style:style>
    <style:style style:name="P7" style:parent-style-name="Normal" style:list-style-name="LFO1" style:family="paragraph"/>
    <style:style style:name="T8" style:parent-style-name="Hyperlink" style:family="text">
      <style:text-properties fo:language="en" fo:country="US"/>
    </style:style>
    <style:style style:name="P9" style:parent-style-name="Normal" style:list-style-name="LFO1" style:family="paragraph"/>
    <style:style style:name="T10" style:parent-style-name="Hyperlink" style:family="text">
      <style:text-properties fo:language="en" fo:country="US"/>
    </style:style>
    <style:style style:name="P11" style:parent-style-name="Normal" style:list-style-name="LFO1" style:family="paragraph"/>
    <style:style style:name="T12" style:parent-style-name="Hyperlink" style:family="text">
      <style:text-properties fo:language="en" fo:country="US"/>
    </style:style>
    <style:style style:name="P13" style:parent-style-name="Normal" style:list-style-name="LFO1" style:family="paragraph"/>
    <style:style style:name="T14" style:parent-style-name="Hyperlink" style:family="text">
      <style:text-properties fo:language="en" fo:country="US"/>
    </style:style>
    <style:style style:name="P15" style:parent-style-name="Normal" style:list-style-name="LFO1" style:family="paragraph"/>
    <style:style style:name="T16" style:parent-style-name="Hyperlink" style:family="text">
      <style:text-properties fo:language="en" fo:country="US"/>
    </style:style>
    <style:style style:name="P17" style:parent-style-name="Normal" style:list-style-name="LFO1" style:family="paragraph"/>
    <style:style style:name="T18" style:parent-style-name="Hyperlink" style:family="text">
      <style:text-properties fo:language="en" fo:country="US"/>
    </style:style>
    <style:style style:name="P19" style:parent-style-name="Normal" style:family="paragraph">
      <style:text-properties fo:language="en" fo:country="US"/>
    </style:style>
    <style:style style:name="T20" style:parent-style-name="DefaultParagraphFont" style:family="text">
      <style:text-properties fo:language="en" fo:country="US"/>
    </style:style>
    <style:style style:name="T21" style:parent-style-name="Hyperlink" style:family="text">
      <style:text-properties fo:language="en" fo:country="US"/>
    </style:style>
    <style:style style:name="T22" style:parent-style-name="DefaultParagraphFont" style:family="text">
      <style:text-properties fo:language="en" fo:country="US"/>
    </style:style>
    <style:style style:name="T23" style:parent-style-name="DefaultParagraphFont" style:family="text">
      <style:text-properties fo:language="en" fo:country="US"/>
    </style:style>
    <style:style style:name="T24" style:parent-style-name="Hyperlink" style:family="text">
      <style:text-properties fo:language="en" fo:country="US"/>
    </style:style>
  </office:automatic-styles>
  <office:body>
    <office:text text:use-soft-page-breaks="true">
      <text:list text:style-name="LFO1" text:continue-numbering="true">
        <text:list-item>
          <text:p text:style-name="P1"><text:a xlink:href="http://www.physics.pub.ro/Referate/BN122A/Difractia_luminii.Det._lungimii_de_unda_a_radiatiei_luminoase_utilizand_RETEAUA_DE_DIFRACTIE.pdf" office:target-frame-name="_blank" xlink:show="new"><text:span text:style-name="T2">Difracţia luminii. Determinarea lungimii de undă a radiaţiei luminoase utilizand REŢEAUA DE DIFRACŢIE</text:span></text:a></text:p>
        </text:list-item>
        <text:list-item>
          <text:p text:style-name="P3"><text:a xlink:href="http://www.physics.pub.ro/Referate/BN122A/Determinarea_temperaturii_corpurilor_pe_baza_Legii_lui_PLANCK.pdf" office:target-frame-name="_blank" xlink:show="new"><text:span text:style-name="T4">Determinarea temperaturii corpurilor pe baza Legii lui PLANCK</text:span></text:a></text:p>
        </text:list-item>
        <text:list-item>
          <text:p text:style-name="P5"><text:a xlink:href="http://www.physics.pub.ro/Referate/BN122A/Difractia_FRESNEL.pdf" office:target-frame-name="_blank" xlink:show="new"><text:span text:style-name="T6">Difractia FRESNEL</text:span></text:a></text:p>
        </text:list-item>
        <text:list-item>
          <text:p text:style-name="P7"><text:a xlink:href="http://www.physics.pub.ro/Referate/BN122A/SPECTROSCOPUL.Determinarea_spectrelor_de_emisie_si_de_absorbtie.pdf" office:target-frame-name="_blank" xlink:show="new"><text:span text:style-name="T8">SPECTROSCOPUL. Determinarea spectrelor de emisie şi de absorbţie</text:span></text:a></text:p>
        </text:list-item>
        <text:list-item>
          <text:p text:style-name="P9"><text:a xlink:href="http://www.physics.pub.ro/Referate/BN122A/Studiul_interferentei_luminii_cu_dispozitivul_YOUNG.pdf" office:target-frame-name="_blank" xlink:show="new"><text:span text:style-name="T10">Studiul interferentei luminii cu dispozitivul YOUNG</text:span></text:a></text:p>
        </text:list-item>
        <text:list-item>
          <text:p text:style-name="P11"><text:a xlink:href="http://www.physics.pub.ro/Referate/BN122A/Studiul_luminii_liniar_polarizate.Legea%20lui%20MALUS_122A_(tabel_corectat).pdf" office:target-frame-name="_blank" xlink:show="new"><text:span text:style-name="T12">Studiul luminii liniar polarizate. Verificarea legii lui MALUS</text:span></text:a></text:p>
        </text:list-item>
        <text:list-item>
          <text:p text:style-name="P13"><text:a xlink:href="http://www.physics.pub.ro/Referate/BN122A/Determinarea_lungimii_de_unda_a_radiatiei_laser_cu_interferometrul_MICHELSON.pdf" office:target-frame-name="_blank" xlink:show="new"><text:span text:style-name="T14">Determinarea lungimii de unda a radiatiei laser cu interferometrul MICHELSON</text:span></text:a></text:p>
        </text:list-item>
        <text:list-item>
          <text:p text:style-name="P15"><text:a xlink:href="http://www.physics.pub.ro/Referate/BN122A/Inelele_lui_Newton_(2016).pdf" office:target-frame-name="_blank" xlink:show="new"><text:span text:style-name="T16">Inelele lui Newton (2016)</text:span></text:a></text:p>
        </text:list-item>
        <text:list-item>
          <text:p text:style-name="P17"><text:a xlink:href="http://www.physics.pub.ro/Referate/BN122A/Determinarea_indicelui_de_refractie_prin_Metoda_CHAULNES.pdf" office:target-frame-name="_blank" xlink:show="new"><text:span text:style-name="T18">Determinarea indicelui de refracţie prin Metoda CHAULNES</text:span></text:a></text:p>
        </text:list-item>
      </text:list>
      <text:p text:style-name="P19">Cu grupa de la 12-14 (eu si Victor), laboratorul se desfasoara in BN121, in locul lucrarilor 8 si 9 din lista de mai sus avem:</text:p>
      <text:p text:style-name="Normal"><text:span text:style-name="T20">8. </text:span><text:a xlink:href="http://www.physics.pub.ro/Referate/BN121/VITEZA_LUMINII.pdf" office:target-frame-name="_blank" xlink:show="new"><text:span text:style-name="T21">Determinarea VITEZEI LUMINII</text:span></text:a><text:span text:style-name="T22"> (2007)</text:span></text:p>
      <text:p text:style-name="Normal"><text:span text:style-name="T23">9. </text:span><text:a xlink:href="http://www.physics.pub.ro/Referate/BN121/Studiul_interferentei_luminii_cu_oglinzile_FRESNEL_(2016).pdf" office:target-frame-name="_blank" xlink:show="new"><text:span text:style-name="T24">Studiul interferentei luminii utilizind OGLINZI FRESNEL (2016)</text:span></text:a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en" fo:country="GB"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ristina ctj</meta:initial-creator>
    <dc:creator>cristina ctj</dc:creator>
    <meta:creation-date>2019-02-20T10:48:00Z</meta:creation-date>
    <dc:date>2019-02-20T10:50:00Z</dc:date>
    <meta:template xlink:href="Normal.dotm" xlink:type="simple"/>
    <meta:editing-cycles>1</meta:editing-cycles>
    <meta:editing-duration>PT120S</meta:editing-duration>
    <meta:document-statistic meta:page-count="1" meta:paragraph-count="4" meta:word-count="323" meta:character-count="2161" meta:row-count="15" meta:non-whitespace-character-count="1842"/>
  </office:meta>
</office:document-meta>
</file>